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94cm" fo:min-width="3.744cm" fo:padding-top="0.142cm" fo:padding-bottom="0.142cm" fo:padding-left="0.267cm" fo:padding-right="0.267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6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95cm" svg:y="8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1.2cm" svg:y1="8.8cm" svg:x2="12.8cm" svg:y2="6.6cm">
          <text:p/>
        </draw:line>
        <draw:line draw:style-name="gr3" draw:text-style-name="P1" draw:layer="layout" svg:x1="12.8cm" svg:y1="6.6cm" svg:x2="12.8cm" svg:y2="11cm">
          <text:p/>
        </draw:line>
        <draw:frame draw:style-name="gr4" draw:text-style-name="P3" draw:layer="layout" svg:width="0.551cm" svg:height="0.855cm" svg:x="11.4cm" svg:y="6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0.712cm" svg:height="0.437cm" svg:x="12cm" svg:y="7.7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0.767cm" svg:height="0.855cm" svg:x="13.049cm" svg:y="8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5" draw:text-style-name="P1" draw:layer="layout" svg:width="1.219cm" svg:height="0.332cm" draw:transform="rotate (-0.588001424996891) translate (11.7846142604605cm 7.92307790218189cm)" svg:viewBox="0 0 1220 333" svg:d="M0 333c721 0 1220-333 1220-333">
          <text:p/>
        </draw:path>
        <draw:custom-shape draw:style-name="gr2" draw:text-style-name="P2" draw:layer="layout" svg:width="0.001cm" svg:height="0.001cm" svg:x="11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01cm" svg:height="0.001cm" svg:x="14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0:43:03.038481336</meta:creation-date>
    <dc:date>2017-10-30T11:14:36.285791257</dc:date>
    <meta:editing-duration>PT14M11S</meta:editing-duration>
    <meta:editing-cycles>4</meta:editing-cycles>
    <meta:generator>LibreOffice/5.4.2.2$Linux_X86_64 LibreOffice_project/4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i>α</mi>
    <annotation encoding="StarMath 5.0">%alpha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